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e1.flightcdn.com/images/live/blank12x13.gif" draw:style-name="gr1" draw:text-style-name="P1" svg:width="0.1248in" svg:height="0.1248in" svg:x="7.111in" svg:y="0.1776in">
            <draw:image xlink:href="http://e1.flightcdn.com/images/live/blank12x13.gi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CET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titude</text:p>
          </table:table-cell>
          <table:table-cell table:style-name="Default" office:value-type="string" calcext:value-type="string">
            <text:p>Course</text:p>
          </table:table-cell>
          <table:table-cell table:style-name="Default" office:value-type="string" calcext:value-type="string">
            <text:p>Direction</text:p>
          </table:table-cell>
          <table:table-cell table:style-name="Default" office:value-type="string" calcext:value-type="string">
            <text:p>KTS</text:p>
          </table:table-cell>
          <table:table-cell table:style-name="Default" office:value-type="string" calcext:value-type="string">
            <text:p>hm/h</text:p>
          </table:table-cell>
          <table:table-cell table:style-name="Default" office:value-type="string" calcext:value-type="string">
            <text:p>feet</text:p>
          </table:table-cell>
        </table:table-row>
        <table:table-row table:style-name="ro1">
          <table:table-cell office:value-type="string" calcext:value-type="string">
            <text:p>Wed 12:33:44</text:p>
          </table:table-cell>
          <table:table-cell office:value-type="float" office:value="50.0694" calcext:value-type="float">
            <text:p>50.0694</text:p>
          </table:table-cell>
          <table:table-cell office:value-type="float" office:value="19.7265" calcext:value-type="float">
            <text:p>19.7265</text:p>
          </table:table-cell>
          <table:table-cell office:value-type="string" calcext:value-type="string">
            <text:p>265°</text:p>
          </table:table-cell>
          <table:table-cell office:value-type="string" calcext:value-type="string">
            <text:p>West</text:p>
          </table:table-cell>
          <table:table-cell office:value-type="float" office:value="157" calcext:value-type="float">
            <text:p>157</text:p>
          </table:table-cell>
          <table:table-cell office:value-type="float" office:value="291" calcext:value-type="float">
            <text:p>291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d 12:34:01</text:p>
          </table:table-cell>
          <table:table-cell office:value-type="float" office:value="50.0726" calcext:value-type="float">
            <text:p>50.0726</text:p>
          </table:table-cell>
          <table:table-cell office:value-type="float" office:value="19.7069" calcext:value-type="float">
            <text:p>19.7069</text:p>
          </table:table-cell>
          <table:table-cell office:value-type="string" calcext:value-type="string">
            <text:p>301°</text:p>
          </table:table-cell>
          <table:table-cell office:value-type="string" calcext:value-type="string">
            <text:p>West</text:p>
          </table:table-cell>
          <table:table-cell office:value-type="float" office:value="155" calcext:value-type="float">
            <text:p>155</text:p>
          </table:table-cell>
          <table:table-cell office:value-type="float" office:value="286" calcext:value-type="float">
            <text:p>286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Wed 12:34:19</text:p>
          </table:table-cell>
          <table:table-cell office:value-type="float" office:value="50.0823" calcext:value-type="float">
            <text:p>50.0823</text:p>
          </table:table-cell>
          <table:table-cell office:value-type="float" office:value="19.6952" calcext:value-type="float">
            <text:p>19.6952</text:p>
          </table:table-cell>
          <table:table-cell office:value-type="string" calcext:value-type="string">
            <text:p>346°</text:p>
          </table:table-cell>
          <table:table-cell office:value-type="string" calcext:value-type="string">
            <text:p>North</text:p>
          </table:table-cell>
          <table:table-cell office:value-type="float" office:value="155" calcext:value-type="float">
            <text:p>155</text:p>
          </table:table-cell>
          <table:table-cell office:value-type="float" office:value="286" calcext:value-type="float">
            <text:p>28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Wed 12:34:35</text:p>
          </table:table-cell>
          <table:table-cell office:value-type="float" office:value="50.0913" calcext:value-type="float">
            <text:p>50.0913</text:p>
          </table:table-cell>
          <table:table-cell office:value-type="float" office:value="19.6964" calcext:value-type="float">
            <text:p>19.6964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Northeast</text:p>
          </table:table-cell>
          <table:table-cell office:value-type="float" office:value="171" calcext:value-type="float">
            <text:p>171</text:p>
          </table:table-cell>
          <table:table-cell office:value-type="float" office:value="317" calcext:value-type="float">
            <text:p>317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Wed 12:34:57</text:p>
          </table:table-cell>
          <table:table-cell office:value-type="float" office:value="50.1102" calcext:value-type="float">
            <text:p>50.1102</text:p>
          </table:table-cell>
          <table:table-cell office:value-type="float" office:value="19.7137" calcext:value-type="float">
            <text:p>19.7137</text:p>
          </table:table-cell>
          <table:table-cell office:value-type="string" calcext:value-type="string">
            <text:p>30°</text:p>
          </table:table-cell>
          <table:table-cell office:value-type="string" calcext:value-type="string">
            <text:p>Northeast</text:p>
          </table:table-cell>
          <table:table-cell office:value-type="float" office:value="210" calcext:value-type="float">
            <text:p>210</text:p>
          </table:table-cell>
          <table:table-cell office:value-type="float" office:value="389" calcext:value-type="float">
            <text:p>389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Wed 12:35:12</text:p>
          </table:table-cell>
          <table:table-cell office:value-type="float" office:value="50.1234" calcext:value-type="float">
            <text:p>50.1234</text:p>
          </table:table-cell>
          <table:table-cell office:value-type="float" office:value="19.7249" calcext:value-type="float">
            <text:p>19.7249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218" calcext:value-type="float">
            <text:p>218</text:p>
          </table:table-cell>
          <table:table-cell office:value-type="float" office:value="404" calcext:value-type="float">
            <text:p>404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Wed 12:35:27</text:p>
          </table:table-cell>
          <table:table-cell office:value-type="float" office:value="50.137" calcext:value-type="float">
            <text:p>50.137</text:p>
          </table:table-cell>
          <table:table-cell office:value-type="float" office:value="19.7361" calcext:value-type="float">
            <text:p>19.7361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221" calcext:value-type="float">
            <text:p>221</text:p>
          </table:table-cell>
          <table:table-cell office:value-type="float" office:value="409" calcext:value-type="float">
            <text:p>409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Wed 12:35:42</text:p>
          </table:table-cell>
          <table:table-cell office:value-type="float" office:value="50.1508" calcext:value-type="float">
            <text:p>50.1508</text:p>
          </table:table-cell>
          <table:table-cell office:value-type="float" office:value="19.7474" calcext:value-type="float">
            <text:p>19.7474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228" calcext:value-type="float">
            <text:p>228</text:p>
          </table:table-cell>
          <table:table-cell office:value-type="float" office:value="422" calcext:value-type="float">
            <text:p>422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Wed 12:35:57</text:p>
          </table:table-cell>
          <table:table-cell office:value-type="float" office:value="50.165" calcext:value-type="float">
            <text:p>50.165</text:p>
          </table:table-cell>
          <table:table-cell office:value-type="float" office:value="19.759" calcext:value-type="float">
            <text:p>19.759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233" calcext:value-type="float">
            <text:p>233</text:p>
          </table:table-cell>
          <table:table-cell office:value-type="float" office:value="431" calcext:value-type="float">
            <text:p>43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ed 12:36:12</text:p>
          </table:table-cell>
          <table:table-cell office:value-type="float" office:value="50.1793" calcext:value-type="float">
            <text:p>50.1793</text:p>
          </table:table-cell>
          <table:table-cell office:value-type="float" office:value="19.7706" calcext:value-type="float">
            <text:p>19.7706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235" calcext:value-type="float">
            <text:p>235</text:p>
          </table:table-cell>
          <table:table-cell office:value-type="float" office:value="435" calcext:value-type="float">
            <text:p>435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Wed 12:36:28</text:p>
          </table:table-cell>
          <table:table-cell office:value-type="float" office:value="50.1949" calcext:value-type="float">
            <text:p>50.1949</text:p>
          </table:table-cell>
          <table:table-cell office:value-type="float" office:value="19.7834" calcext:value-type="float">
            <text:p>19.7834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238" calcext:value-type="float">
            <text:p>238</text:p>
          </table:table-cell>
          <table:table-cell office:value-type="float" office:value="441" calcext:value-type="float">
            <text:p>441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Wed 12:36:43</text:p>
          </table:table-cell>
          <table:table-cell office:value-type="float" office:value="50.208" calcext:value-type="float">
            <text:p>50.208</text:p>
          </table:table-cell>
          <table:table-cell office:value-type="float" office:value="19.794" calcext:value-type="float">
            <text:p>19.794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247" calcext:value-type="float">
            <text:p>247</text:p>
          </table:table-cell>
          <table:table-cell office:value-type="float" office:value="457" calcext:value-type="float">
            <text:p>457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Wed 12:37:01</text:p>
          </table:table-cell>
          <table:table-cell office:value-type="float" office:value="50.2275" calcext:value-type="float">
            <text:p>50.2275</text:p>
          </table:table-cell>
          <table:table-cell office:value-type="float" office:value="19.8099" calcext:value-type="float">
            <text:p>19.8099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258" calcext:value-type="float">
            <text:p>258</text:p>
          </table:table-cell>
          <table:table-cell office:value-type="float" office:value="478" calcext:value-type="float">
            <text:p>478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Wed 12:37:22</text:p>
          </table:table-cell>
          <table:table-cell office:value-type="float" office:value="50.2491" calcext:value-type="float">
            <text:p>50.2491</text:p>
          </table:table-cell>
          <table:table-cell office:value-type="float" office:value="19.8275" calcext:value-type="float">
            <text:p>19.8275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286" calcext:value-type="float">
            <text:p>286</text:p>
          </table:table-cell>
          <table:table-cell office:value-type="float" office:value="529" calcext:value-type="float">
            <text:p>529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Wed 12:37:37</text:p>
          </table:table-cell>
          <table:table-cell office:value-type="float" office:value="50.2701" calcext:value-type="float">
            <text:p>50.2701</text:p>
          </table:table-cell>
          <table:table-cell office:value-type="float" office:value="19.8446" calcext:value-type="float">
            <text:p>19.8446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306" calcext:value-type="float">
            <text:p>306</text:p>
          </table:table-cell>
          <table:table-cell office:value-type="float" office:value="566" calcext:value-type="float">
            <text:p>566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string" calcext:value-type="string">
            <text:p>Wed 12:38:38</text:p>
          </table:table-cell>
          <table:table-cell office:value-type="float" office:value="50.3519" calcext:value-type="float">
            <text:p>50.3519</text:p>
          </table:table-cell>
          <table:table-cell office:value-type="float" office:value="19.9117" calcext:value-type="float">
            <text:p>19.9117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332" calcext:value-type="float">
            <text:p>332</text:p>
          </table:table-cell>
          <table:table-cell office:value-type="float" office:value="615" calcext:value-type="float">
            <text:p>615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Wed 12:39:09</text:p>
          </table:table-cell>
          <table:table-cell office:value-type="float" office:value="50.3933" calcext:value-type="float">
            <text:p>50.3933</text:p>
          </table:table-cell>
          <table:table-cell office:value-type="float" office:value="19.9457" calcext:value-type="float">
            <text:p>19.9457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336" calcext:value-type="float">
            <text:p>336</text:p>
          </table:table-cell>
          <table:table-cell office:value-type="float" office:value="623" calcext:value-type="float">
            <text:p>623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Wed 12:40:10</text:p>
          </table:table-cell>
          <table:table-cell office:value-type="float" office:value="50.4786" calcext:value-type="float">
            <text:p>50.4786</text:p>
          </table:table-cell>
          <table:table-cell office:value-type="float" office:value="20.0159" calcext:value-type="float">
            <text:p>20.0159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351" calcext:value-type="float">
            <text:p>351</text:p>
          </table:table-cell>
          <table:table-cell office:value-type="float" office:value="650" calcext:value-type="float">
            <text:p>650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string" calcext:value-type="string">
            <text:p>Wed 12:41:10</text:p>
          </table:table-cell>
          <table:table-cell office:value-type="float" office:value="50.5674" calcext:value-type="float">
            <text:p>50.5674</text:p>
          </table:table-cell>
          <table:table-cell office:value-type="float" office:value="20.0894" calcext:value-type="float">
            <text:p>20.0894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365" calcext:value-type="float">
            <text:p>365</text:p>
          </table:table-cell>
          <table:table-cell office:value-type="float" office:value="676" calcext:value-type="float">
            <text:p>676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string" calcext:value-type="string">
            <text:p>Wed 12:42:10</text:p>
          </table:table-cell>
          <table:table-cell office:value-type="float" office:value="50.6563" calcext:value-type="float">
            <text:p>50.6563</text:p>
          </table:table-cell>
          <table:table-cell office:value-type="float" office:value="20.1633" calcext:value-type="float">
            <text:p>20.1633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361" calcext:value-type="float">
            <text:p>361</text:p>
          </table:table-cell>
          <table:table-cell office:value-type="float" office:value="668" calcext:value-type="float">
            <text:p>668</text:p>
          </table:table-cell>
          <table:table-cell office:value-type="float" office:value="17800" calcext:value-type="float">
            <text:p>17800</text:p>
          </table:table-cell>
        </table:table-row>
        <table:table-row table:style-name="ro1">
          <table:table-cell office:value-type="string" calcext:value-type="string">
            <text:p>Wed 12:42:41</text:p>
          </table:table-cell>
          <table:table-cell office:value-type="float" office:value="50.7008" calcext:value-type="float">
            <text:p>50.7008</text:p>
          </table:table-cell>
          <table:table-cell office:value-type="float" office:value="20.2005" calcext:value-type="float">
            <text:p>20.2005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365" calcext:value-type="float">
            <text:p>365</text:p>
          </table:table-cell>
          <table:table-cell office:value-type="float" office:value="676" calcext:value-type="float">
            <text:p>676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string" calcext:value-type="string">
            <text:p>Wed 12:43:11</text:p>
          </table:table-cell>
          <table:table-cell office:value-type="float" office:value="50.7487" calcext:value-type="float">
            <text:p>50.7487</text:p>
          </table:table-cell>
          <table:table-cell office:value-type="float" office:value="20.2404" calcext:value-type="float">
            <text:p>20.2404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382" calcext:value-type="float">
            <text:p>382</text:p>
          </table:table-cell>
          <table:table-cell office:value-type="float" office:value="708" calcext:value-type="float">
            <text:p>708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Wed 12:43:43</text:p>
          </table:table-cell>
          <table:table-cell office:value-type="float" office:value="50.799" calcext:value-type="float">
            <text:p>50.799</text:p>
          </table:table-cell>
          <table:table-cell office:value-type="float" office:value="20.2824" calcext:value-type="float">
            <text:p>20.2824</text:p>
          </table:table-cell>
          <table:table-cell office:value-type="string" calcext:value-type="string">
            <text:p>27°</text:p>
          </table:table-cell>
          <table:table-cell office:value-type="string" calcext:value-type="string">
            <text:p>Northeast</text:p>
          </table:table-cell>
          <table:table-cell office:value-type="float" office:value="386" calcext:value-type="float">
            <text:p>386</text:p>
          </table:table-cell>
          <table:table-cell office:value-type="float" office:value="715" calcext:value-type="float">
            <text:p>71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Wed 12:44:13</text:p>
          </table:table-cell>
          <table:table-cell office:value-type="float" office:value="50.8478" calcext:value-type="float">
            <text:p>50.8478</text:p>
          </table:table-cell>
          <table:table-cell office:value-type="float" office:value="20.3235" calcext:value-type="float">
            <text:p>20.3235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389" calcext:value-type="float">
            <text:p>389</text:p>
          </table:table-cell>
          <table:table-cell office:value-type="float" office:value="721" calcext:value-type="float">
            <text:p>721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Wed 12:44:43</text:p>
          </table:table-cell>
          <table:table-cell office:value-type="float" office:value="50.8957" calcext:value-type="float">
            <text:p>50.8957</text:p>
          </table:table-cell>
          <table:table-cell office:value-type="float" office:value="20.3637" calcext:value-type="float">
            <text:p>20.3637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397" calcext:value-type="float">
            <text:p>397</text:p>
          </table:table-cell>
          <table:table-cell office:value-type="float" office:value="735" calcext:value-type="float">
            <text:p>735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string" calcext:value-type="string">
            <text:p>Wed 12:45:13</text:p>
          </table:table-cell>
          <table:table-cell office:value-type="float" office:value="50.9432" calcext:value-type="float">
            <text:p>50.9432</text:p>
          </table:table-cell>
          <table:table-cell office:value-type="float" office:value="20.4037" calcext:value-type="float">
            <text:p>20.4037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406" calcext:value-type="float">
            <text:p>406</text:p>
          </table:table-cell>
          <table:table-cell office:value-type="float" office:value="752" calcext:value-type="float">
            <text:p>752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1">
          <table:table-cell office:value-type="string" calcext:value-type="string">
            <text:p>Wed 12:45:44</text:p>
          </table:table-cell>
          <table:table-cell office:value-type="float" office:value="50.9946" calcext:value-type="float">
            <text:p>50.9946</text:p>
          </table:table-cell>
          <table:table-cell office:value-type="float" office:value="20.447" calcext:value-type="float">
            <text:p>20.447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413" calcext:value-type="float">
            <text:p>413</text:p>
          </table:table-cell>
          <table:table-cell office:value-type="float" office:value="764" calcext:value-type="float">
            <text:p>764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Wed 12:46:44</text:p>
          </table:table-cell>
          <table:table-cell office:value-type="float" office:value="51.0992" calcext:value-type="float">
            <text:p>51.0992</text:p>
          </table:table-cell>
          <table:table-cell office:value-type="float" office:value="20.5358" calcext:value-type="float">
            <text:p>20.5358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424" calcext:value-type="float">
            <text:p>424</text:p>
          </table:table-cell>
          <table:table-cell office:value-type="float" office:value="785" calcext:value-type="float">
            <text:p>785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string" calcext:value-type="string">
            <text:p>Wed 12:47:45</text:p>
          </table:table-cell>
          <table:table-cell office:value-type="float" office:value="51.2045" calcext:value-type="float">
            <text:p>51.2045</text:p>
          </table:table-cell>
          <table:table-cell office:value-type="float" office:value="20.6258" calcext:value-type="float">
            <text:p>20.6258</text:p>
          </table:table-cell>
          <table:table-cell office:value-type="string" calcext:value-type="string">
            <text:p>28°</text:p>
          </table:table-cell>
          <table:table-cell office:value-type="string" calcext:value-type="string">
            <text:p>Northeast</text:p>
          </table:table-cell>
          <table:table-cell office:value-type="float" office:value="425" calcext:value-type="float">
            <text:p>425</text:p>
          </table:table-cell>
          <table:table-cell office:value-type="float" office:value="787" calcext:value-type="float">
            <text:p>787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1">
          <table:table-cell office:value-type="string" calcext:value-type="string">
            <text:p>Wed 12:48:53</text:p>
          </table:table-cell>
          <table:table-cell office:value-type="float" office:value="51.3196" calcext:value-type="float">
            <text:p>51.3196</text:p>
          </table:table-cell>
          <table:table-cell office:value-type="float" office:value="20.7167" calcext:value-type="float">
            <text:p>20.7167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Northeast</text:p>
          </table:table-cell>
          <table:table-cell office:value-type="float" office:value="402" calcext:value-type="float">
            <text:p>402</text:p>
          </table:table-cell>
          <table:table-cell office:value-type="float" office:value="745" calcext:value-type="float">
            <text:p>745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string" calcext:value-type="string">
            <text:p>Wed 12:49:31</text:p>
          </table:table-cell>
          <table:table-cell office:value-type="float" office:value="51.3789" calcext:value-type="float">
            <text:p>51.3789</text:p>
          </table:table-cell>
          <table:table-cell office:value-type="float" office:value="20.7597" calcext:value-type="float">
            <text:p>20.7597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Northeast</text:p>
          </table:table-cell>
          <table:table-cell office:value-type="float" office:value="390" calcext:value-type="float">
            <text:p>390</text:p>
          </table:table-cell>
          <table:table-cell office:value-type="float" office:value="723" calcext:value-type="float">
            <text:p>723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Wed 12:49:53</text:p>
          </table:table-cell>
          <table:table-cell office:value-type="float" office:value="51.4239" calcext:value-type="float">
            <text:p>51.4239</text:p>
          </table:table-cell>
          <table:table-cell office:value-type="float" office:value="20.7744" calcext:value-type="float">
            <text:p>20.7744</text:p>
          </table:table-cell>
          <table:table-cell office:value-type="string" calcext:value-type="string">
            <text:p>3°</text:p>
          </table:table-cell>
          <table:table-cell office:value-type="string" calcext:value-type="string">
            <text:p>North</text:p>
          </table:table-cell>
          <table:table-cell office:value-type="float" office:value="377" calcext:value-type="float">
            <text:p>377</text:p>
          </table:table-cell>
          <table:table-cell office:value-type="float" office:value="698" calcext:value-type="float">
            <text:p>69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Wed 12:50:35</text:p>
          </table:table-cell>
          <table:table-cell office:value-type="float" office:value="51.4937" calcext:value-type="float">
            <text:p>51.4937</text:p>
          </table:table-cell>
          <table:table-cell office:value-type="float" office:value="20.7615" calcext:value-type="float">
            <text:p>20.7615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string" calcext:value-type="string">
            <text:p>Wed 12:51:12</text:p>
          </table:table-cell>
          <table:table-cell office:value-type="float" office:value="51.554" calcext:value-type="float">
            <text:p>51.554</text:p>
          </table:table-cell>
          <table:table-cell office:value-type="float" office:value="20.7465" calcext:value-type="float">
            <text:p>20.7465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55" calcext:value-type="float">
            <text:p>355</text:p>
          </table:table-cell>
          <table:table-cell office:value-type="float" office:value="658" calcext:value-type="float">
            <text:p>658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string" calcext:value-type="string">
            <text:p>Wed 12:51:42</text:p>
          </table:table-cell>
          <table:table-cell office:value-type="float" office:value="51.5996" calcext:value-type="float">
            <text:p>51.5996</text:p>
          </table:table-cell>
          <table:table-cell office:value-type="float" office:value="20.7353" calcext:value-type="float">
            <text:p>20.7353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51" calcext:value-type="float">
            <text:p>351</text:p>
          </table:table-cell>
          <table:table-cell office:value-type="float" office:value="650" calcext:value-type="float">
            <text:p>650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Wed 12:52:12</text:p>
          </table:table-cell>
          <table:table-cell office:value-type="float" office:value="51.652" calcext:value-type="float">
            <text:p>51.652</text:p>
          </table:table-cell>
          <table:table-cell office:value-type="float" office:value="20.7222" calcext:value-type="float">
            <text:p>20.7222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47" calcext:value-type="float">
            <text:p>347</text:p>
          </table:table-cell>
          <table:table-cell office:value-type="float" office:value="642" calcext:value-type="float">
            <text:p>642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Wed 12:52:46</text:p>
          </table:table-cell>
          <table:table-cell office:value-type="float" office:value="51.7024" calcext:value-type="float">
            <text:p>51.7024</text:p>
          </table:table-cell>
          <table:table-cell office:value-type="float" office:value="20.7098" calcext:value-type="float">
            <text:p>20.7098</text:p>
          </table:table-cell>
          <table:table-cell office:value-type="string" calcext:value-type="string">
            <text:p>351°</text:p>
          </table:table-cell>
          <table:table-cell office:value-type="string" calcext:value-type="string">
            <text:p>North</text:p>
          </table:table-cell>
          <table:table-cell office:value-type="float" office:value="340" calcext:value-type="float">
            <text:p>340</text:p>
          </table:table-cell>
          <table:table-cell office:value-type="float" office:value="629" calcext:value-type="float">
            <text:p>629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Wed 12:53:18</text:p>
          </table:table-cell>
          <table:table-cell office:value-type="float" office:value="51.7504" calcext:value-type="float">
            <text:p>51.7504</text:p>
          </table:table-cell>
          <table:table-cell office:value-type="float" office:value="20.6978" calcext:value-type="float">
            <text:p>20.6978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30" calcext:value-type="float">
            <text:p>330</text:p>
          </table:table-cell>
          <table:table-cell office:value-type="float" office:value="612" calcext:value-type="float">
            <text:p>612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Wed 12:54:32</text:p>
          </table:table-cell>
          <table:table-cell office:value-type="float" office:value="51.8642" calcext:value-type="float">
            <text:p>51.8642</text:p>
          </table:table-cell>
          <table:table-cell office:value-type="float" office:value="20.6694" calcext:value-type="float">
            <text:p>20.6694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25" calcext:value-type="float">
            <text:p>325</text:p>
          </table:table-cell>
          <table:table-cell office:value-type="float" office:value="602" calcext:value-type="float">
            <text:p>602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Wed 12:55:12</text:p>
          </table:table-cell>
          <table:table-cell office:value-type="float" office:value="51.9229" calcext:value-type="float">
            <text:p>51.9229</text:p>
          </table:table-cell>
          <table:table-cell office:value-type="float" office:value="20.6547" calcext:value-type="float">
            <text:p>20.6547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24" calcext:value-type="float">
            <text:p>324</text:p>
          </table:table-cell>
          <table:table-cell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Wed 12:55:27</text:p>
          </table:table-cell>
          <table:table-cell office:value-type="float" office:value="51.9464" calcext:value-type="float">
            <text:p>51.9464</text:p>
          </table:table-cell>
          <table:table-cell office:value-type="float" office:value="20.6488" calcext:value-type="float">
            <text:p>20.6488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22" calcext:value-type="float">
            <text:p>322</text:p>
          </table:table-cell>
          <table:table-cell office:value-type="float" office:value="597" calcext:value-type="float">
            <text:p>597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Wed 12:55:42</text:p>
          </table:table-cell>
          <table:table-cell office:value-type="float" office:value="51.9676" calcext:value-type="float">
            <text:p>51.9676</text:p>
          </table:table-cell>
          <table:table-cell office:value-type="float" office:value="20.6435" calcext:value-type="float">
            <text:p>20.6435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16" calcext:value-type="float">
            <text:p>316</text:p>
          </table:table-cell>
          <table:table-cell office:value-type="float" office:value="586" calcext:value-type="float">
            <text:p>586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string" calcext:value-type="string">
            <text:p>Wed 12:56:02</text:p>
          </table:table-cell>
          <table:table-cell office:value-type="float" office:value="51.9958" calcext:value-type="float">
            <text:p>51.9958</text:p>
          </table:table-cell>
          <table:table-cell office:value-type="float" office:value="20.6364" calcext:value-type="float">
            <text:p>20.6364</text:p>
          </table:table-cell>
          <table:table-cell office:value-type="string" calcext:value-type="string">
            <text:p>351°</text:p>
          </table:table-cell>
          <table:table-cell office:value-type="string" calcext:value-type="string">
            <text:p>North</text:p>
          </table:table-cell>
          <table:table-cell office:value-type="float" office:value="312" calcext:value-type="float">
            <text:p>312</text:p>
          </table:table-cell>
          <table:table-cell office:value-type="float" office:value="578" calcext:value-type="float">
            <text:p>578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Wed 12:56:25</text:p>
          </table:table-cell>
          <table:table-cell office:value-type="float" office:value="52.0274" calcext:value-type="float">
            <text:p>52.0274</text:p>
          </table:table-cell>
          <table:table-cell office:value-type="float" office:value="20.6283" calcext:value-type="float">
            <text:p>20.6283</text:p>
          </table:table-cell>
          <table:table-cell office:value-type="string" calcext:value-type="string">
            <text:p>351°</text:p>
          </table:table-cell>
          <table:table-cell office:value-type="string" calcext:value-type="string">
            <text:p>North</text:p>
          </table:table-cell>
          <table:table-cell office:value-type="float" office:value="308" calcext:value-type="float">
            <text:p>308</text:p>
          </table:table-cell>
          <table:table-cell office:value-type="float" office:value="570" calcext:value-type="float">
            <text:p>570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Wed 12:56:40</text:p>
          </table:table-cell>
          <table:table-cell office:value-type="float" office:value="52.0487" calcext:value-type="float">
            <text:p>52.0487</text:p>
          </table:table-cell>
          <table:table-cell office:value-type="float" office:value="20.623" calcext:value-type="float">
            <text:p>20.623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08" calcext:value-type="float">
            <text:p>308</text:p>
          </table:table-cell>
          <table:table-cell office:value-type="float" office:value="570" calcext:value-type="float">
            <text:p>57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Wed 12:56:55</text:p>
          </table:table-cell>
          <table:table-cell office:value-type="float" office:value="52.0686" calcext:value-type="float">
            <text:p>52.0686</text:p>
          </table:table-cell>
          <table:table-cell office:value-type="float" office:value="20.6179" calcext:value-type="float">
            <text:p>20.6179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304" calcext:value-type="float">
            <text:p>304</text:p>
          </table:table-cell>
          <table:table-cell office:value-type="float" office:value="563" calcext:value-type="float">
            <text:p>563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Wed 12:57:10</text:p>
          </table:table-cell>
          <table:table-cell office:value-type="float" office:value="52.0894" calcext:value-type="float">
            <text:p>52.0894</text:p>
          </table:table-cell>
          <table:table-cell office:value-type="float" office:value="20.6127" calcext:value-type="float">
            <text:p>20.6127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299" calcext:value-type="float">
            <text:p>299</text:p>
          </table:table-cell>
          <table:table-cell office:value-type="float" office:value="554" calcext:value-type="float">
            <text:p>554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Wed 12:57:25</text:p>
          </table:table-cell>
          <table:table-cell office:value-type="float" office:value="52.1116" calcext:value-type="float">
            <text:p>52.1116</text:p>
          </table:table-cell>
          <table:table-cell office:value-type="float" office:value="20.6071" calcext:value-type="float">
            <text:p>20.6071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286" calcext:value-type="float">
            <text:p>286</text:p>
          </table:table-cell>
          <table:table-cell office:value-type="float" office:value="529" calcext:value-type="float">
            <text:p>529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Wed 12:57:41</text:p>
          </table:table-cell>
          <table:table-cell office:value-type="float" office:value="52.1326" calcext:value-type="float">
            <text:p>52.1326</text:p>
          </table:table-cell>
          <table:table-cell office:value-type="float" office:value="20.6018" calcext:value-type="float">
            <text:p>20.6018</text:p>
          </table:table-cell>
          <table:table-cell office:value-type="string" calcext:value-type="string">
            <text:p>352°</text:p>
          </table:table-cell>
          <table:table-cell office:value-type="string" calcext:value-type="string">
            <text:p>North</text:p>
          </table:table-cell>
          <table:table-cell office:value-type="float" office:value="275" calcext:value-type="float">
            <text:p>275</text:p>
          </table:table-cell>
          <table:table-cell office:value-type="float" office:value="509" calcext:value-type="float">
            <text:p>509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Wed 12:57:56</text:p>
          </table:table-cell>
          <table:table-cell office:value-type="float" office:value="52.1503" calcext:value-type="float">
            <text:p>52.1503</text:p>
          </table:table-cell>
          <table:table-cell office:value-type="float" office:value="20.5972" calcext:value-type="float">
            <text:p>20.5972</text:p>
          </table:table-cell>
          <table:table-cell office:value-type="string" calcext:value-type="string">
            <text:p>351°</text:p>
          </table:table-cell>
          <table:table-cell office:value-type="string" calcext:value-type="string">
            <text:p>North</text:p>
          </table:table-cell>
          <table:table-cell office:value-type="float" office:value="265" calcext:value-type="float">
            <text:p>265</text:p>
          </table:table-cell>
          <table:table-cell office:value-type="float" office:value="491" calcext:value-type="float">
            <text:p>491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Wed 12:58:11</text:p>
          </table:table-cell>
          <table:table-cell office:value-type="float" office:value="52.1677" calcext:value-type="float">
            <text:p>52.1677</text:p>
          </table:table-cell>
          <table:table-cell office:value-type="float" office:value="20.5932" calcext:value-type="float">
            <text:p>20.5932</text:p>
          </table:table-cell>
          <table:table-cell office:value-type="string" calcext:value-type="string">
            <text:p>356°</text:p>
          </table:table-cell>
          <table:table-cell office:value-type="string" calcext:value-type="string">
            <text:p>North</text:p>
          </table:table-cell>
          <table:table-cell office:value-type="float" office:value="257" calcext:value-type="float">
            <text:p>257</text:p>
          </table:table-cell>
          <table:table-cell office:value-type="float" office:value="476" calcext:value-type="float">
            <text:p>476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Wed 12:58:57</text:p>
          </table:table-cell>
          <table:table-cell office:value-type="float" office:value="52.2148" calcext:value-type="float">
            <text:p>52.2148</text:p>
          </table:table-cell>
          <table:table-cell office:value-type="float" office:value="20.6159" calcext:value-type="float">
            <text:p>20.6159</text:p>
          </table:table-cell>
          <table:table-cell office:value-type="string" calcext:value-type="string">
            <text:p>25°</text:p>
          </table:table-cell>
          <table:table-cell office:value-type="string" calcext:value-type="string">
            <text:p>Northeast</text:p>
          </table:table-cell>
          <table:table-cell office:value-type="float" office:value="235" calcext:value-type="float">
            <text:p>235</text:p>
          </table:table-cell>
          <table:table-cell office:value-type="float" office:value="435" calcext:value-type="float">
            <text:p>435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Wed 12:59:13</text:p>
          </table:table-cell>
          <table:table-cell office:value-type="float" office:value="52.2315" calcext:value-type="float">
            <text:p>52.2315</text:p>
          </table:table-cell>
          <table:table-cell office:value-type="float" office:value="20.6334" calcext:value-type="float">
            <text:p>20.6334</text:p>
          </table:table-cell>
          <table:table-cell office:value-type="string" calcext:value-type="string">
            <text:p>46°</text:p>
          </table:table-cell>
          <table:table-cell office:value-type="string" calcext:value-type="string">
            <text:p>Northeast</text:p>
          </table:table-cell>
          <table:table-cell office:value-type="float" office:value="223" calcext:value-type="float">
            <text:p>223</text:p>
          </table:table-cell>
          <table:table-cell office:value-type="float" office:value="414" calcext:value-type="float">
            <text:p>414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Wed 12:59:32</text:p>
          </table:table-cell>
          <table:table-cell office:value-type="float" office:value="52.2405" calcext:value-type="float">
            <text:p>52.2405</text:p>
          </table:table-cell>
          <table:table-cell office:value-type="float" office:value="20.6574" calcext:value-type="float">
            <text:p>20.6574</text:p>
          </table:table-cell>
          <table:table-cell office:value-type="string" calcext:value-type="string">
            <text:p>70°</text:p>
          </table:table-cell>
          <table:table-cell office:value-type="string" calcext:value-type="string">
            <text:p>East</text:p>
          </table:table-cell>
          <table:table-cell office:value-type="float" office:value="213" calcext:value-type="float">
            <text:p>213</text:p>
          </table:table-cell>
          <table:table-cell office:value-type="float" office:value="394" calcext:value-type="float">
            <text:p>39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Wed 13:00:11</text:p>
          </table:table-cell>
          <table:table-cell office:value-type="float" office:value="52.2362" calcext:value-type="float">
            <text:p>52.2362</text:p>
          </table:table-cell>
          <table:table-cell office:value-type="float" office:value="20.7164" calcext:value-type="float">
            <text:p>20.7164</text:p>
          </table:table-cell>
          <table:table-cell office:value-type="string" calcext:value-type="string">
            <text:p>114°</text:p>
          </table:table-cell>
          <table:table-cell office:value-type="string" calcext:value-type="string">
            <text:p>Southeast</text:p>
          </table:table-cell>
          <table:table-cell office:value-type="float" office:value="192" calcext:value-type="float">
            <text:p>192</text:p>
          </table:table-cell>
          <table:table-cell office:value-type="float" office:value="356" calcext:value-type="float">
            <text:p>356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Wed 13:00:32</text:p>
          </table:table-cell>
          <table:table-cell office:value-type="float" office:value="52.2286" calcext:value-type="float">
            <text:p>52.2286</text:p>
          </table:table-cell>
          <table:table-cell office:value-type="float" office:value="20.7431" calcext:value-type="float">
            <text:p>20.7431</text:p>
          </table:table-cell>
          <table:table-cell office:value-type="string" calcext:value-type="string">
            <text:p>115°</text:p>
          </table:table-cell>
          <table:table-cell office:value-type="string" calcext:value-type="string">
            <text:p>Southeast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Wed 13:00:53</text:p>
          </table:table-cell>
          <table:table-cell office:value-type="float" office:value="52.2244" calcext:value-type="float">
            <text:p>52.2244</text:p>
          </table:table-cell>
          <table:table-cell office:value-type="float" office:value="20.7581" calcext:value-type="float">
            <text:p>20.7581</text:p>
          </table:table-cell>
          <table:table-cell office:value-type="string" calcext:value-type="string">
            <text:p>115°</text:p>
          </table:table-cell>
          <table:table-cell office:value-type="string" calcext:value-type="string">
            <text:p>Southeast</text:p>
          </table:table-cell>
          <table:table-cell office:value-type="float" office:value="180" calcext:value-type="float">
            <text:p>180</text:p>
          </table:table-cell>
          <table:table-cell office:value-type="float" office:value="333" calcext:value-type="float">
            <text:p>333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Wed 13:01:13</text:p>
          </table:table-cell>
          <table:table-cell office:value-type="float" office:value="52.2144" calcext:value-type="float">
            <text:p>52.2144</text:p>
          </table:table-cell>
          <table:table-cell office:value-type="float" office:value="20.7936" calcext:value-type="float">
            <text:p>20.7936</text:p>
          </table:table-cell>
          <table:table-cell office:value-type="string" calcext:value-type="string">
            <text:p>114°</text:p>
          </table:table-cell>
          <table:table-cell office:value-type="string" calcext:value-type="string">
            <text:p>Southeast</text:p>
          </table:table-cell>
          <table:table-cell office:value-type="float" office:value="170" calcext:value-type="float">
            <text:p>170</text:p>
          </table:table-cell>
          <table:table-cell office:value-type="float" office:value="315" calcext:value-type="float">
            <text:p>31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d 13:01:34</text:p>
          </table:table-cell>
          <table:table-cell office:value-type="float" office:value="52.2078" calcext:value-type="float">
            <text:p>52.2078</text:p>
          </table:table-cell>
          <table:table-cell office:value-type="float" office:value="20.8169" calcext:value-type="float">
            <text:p>20.8169</text:p>
          </table:table-cell>
          <table:table-cell office:value-type="string" calcext:value-type="string">
            <text:p>115°</text:p>
          </table:table-cell>
          <table:table-cell office:value-type="string" calcext:value-type="string">
            <text:p>Southeast</text:p>
          </table:table-cell>
          <table:table-cell office:value-type="float" office:value="165" calcext:value-type="float">
            <text:p>165</text:p>
          </table:table-cell>
          <table:table-cell office:value-type="float" office:value="306" calcext:value-type="float">
            <text:p>30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Wed 13:01:55</text:p>
          </table:table-cell>
          <table:table-cell office:value-type="float" office:value="52.202" calcext:value-type="float">
            <text:p>52.202</text:p>
          </table:table-cell>
          <table:table-cell office:value-type="float" office:value="20.8374" calcext:value-type="float">
            <text:p>20.8374</text:p>
          </table:table-cell>
          <table:table-cell office:value-type="string" calcext:value-type="string">
            <text:p>114°</text:p>
          </table:table-cell>
          <table:table-cell office:value-type="string" calcext:value-type="string">
            <text:p>Southeast</text:p>
          </table:table-cell>
          <table:table-cell office:value-type="float" office:value="154" calcext:value-type="float">
            <text:p>154</text:p>
          </table:table-cell>
          <table:table-cell office:value-type="float" office:value="285" calcext:value-type="float">
            <text:p>28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d 13:02:16</text:p>
          </table:table-cell>
          <table:table-cell office:value-type="float" office:value="52.1961" calcext:value-type="float">
            <text:p>52.1961</text:p>
          </table:table-cell>
          <table:table-cell office:value-type="float" office:value="20.8586" calcext:value-type="float">
            <text:p>20.8586</text:p>
          </table:table-cell>
          <table:table-cell office:value-type="string" calcext:value-type="string">
            <text:p>114°</text:p>
          </table:table-cell>
          <table:table-cell office:value-type="string" calcext:value-type="string">
            <text:p>Southeast</text:p>
          </table:table-cell>
          <table:table-cell office:value-type="float" office:value="141" calcext:value-type="float">
            <text:p>141</text:p>
          </table:table-cell>
          <table:table-cell office:value-type="float" office:value="261" calcext:value-type="float">
            <text:p>26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Wed 13:02:37</text:p>
          </table:table-cell>
          <table:table-cell office:value-type="float" office:value="52.1906" calcext:value-type="float">
            <text:p>52.1906</text:p>
          </table:table-cell>
          <table:table-cell office:value-type="float" office:value="20.8784" calcext:value-type="float">
            <text:p>20.8784</text:p>
          </table:table-cell>
          <table:table-cell office:value-type="string" calcext:value-type="string">
            <text:p>114°</text:p>
          </table:table-cell>
          <table:table-cell office:value-type="string" calcext:value-type="string">
            <text:p>Southeast</text:p>
          </table:table-cell>
          <table:table-cell office:value-type="float" office:value="133" calcext:value-type="float">
            <text:p>133</text:p>
          </table:table-cell>
          <table:table-cell office:value-type="float" office:value="246" calcext:value-type="float">
            <text:p>24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Wed 13:02:55</text:p>
          </table:table-cell>
          <table:table-cell office:value-type="float" office:value="52.1863" calcext:value-type="float">
            <text:p>52.1863</text:p>
          </table:table-cell>
          <table:table-cell office:value-type="float" office:value="20.8939" calcext:value-type="float">
            <text:p>20.8939</text:p>
          </table:table-cell>
          <table:table-cell office:value-type="string" calcext:value-type="string">
            <text:p>114°</text:p>
          </table:table-cell>
          <table:table-cell office:value-type="string" calcext:value-type="string">
            <text:p>Southeast</text:p>
          </table:table-cell>
          <table:table-cell office:value-type="float" office:value="130" calcext:value-type="float">
            <text:p>130</text:p>
          </table:table-cell>
          <table:table-cell office:value-type="float" office:value="241" calcext:value-type="float">
            <text:p>24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Wed 13:03:14</text:p>
          </table:table-cell>
          <table:table-cell office:value-type="float" office:value="52.1812" calcext:value-type="float">
            <text:p>52.1812</text:p>
          </table:table-cell>
          <table:table-cell office:value-type="float" office:value="20.9122" calcext:value-type="float">
            <text:p>20.9122</text:p>
          </table:table-cell>
          <table:table-cell office:value-type="string" calcext:value-type="string">
            <text:p>115°</text:p>
          </table:table-cell>
          <table:table-cell office:value-type="string" calcext:value-type="string">
            <text:p>Southeast</text:p>
          </table:table-cell>
          <table:table-cell office:value-type="float" office:value="131" calcext:value-type="float">
            <text:p>131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4:24:13.551831424</meta:creation-date>
    <dc:date>2016-03-23T14:41:24.377509209</dc:date>
    <meta:editing-duration>PT3M36S</meta:editing-duration>
    <meta:editing-cycles>4</meta:editing-cycles>
    <meta:generator>LibreOffice/4.2.8.2$Linux_X86_64 LibreOffice_project/420m0$Build-2</meta:generator>
    <meta:document-statistic meta:table-count="1" meta:cell-count="520" meta:object-count="1"/>
  </office:meta>
</office:document-meta>
</file>